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af0" officeooo:paragraph-rsid="00092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 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2:54:12.329000000</meta:creation-date>
    <dc:date>2024-12-26T12:54:18.059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24.8.3.2$Windows_X86_64 LibreOffice_project/48a6bac9e7e268aeb4c3483fcf825c94556d9f92</meta:generator>
  </office:meta>
</office:document-meta>
</file>